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9.14pt"/>
    </style:style>
    <style:style style:name="co4" style:family="table-column">
      <style:table-column-properties fo:break-before="auto" style:column-width="59.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44.36pt"/>
    </style:style>
    <style:style style:name="co8" style:family="table-column">
      <style:table-column-properties fo:break-before="auto" style:column-width="58.2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63.84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58.99pt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35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5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23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24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36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35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01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CUENTAS POR COBRAR</text:p>
          </table:table-cell>
          <table:covered-table-cell table:number-columns-repeated="11" table:style-name="ce17"/>
          <table:table-cell table:style-name="ce17"/>
          <table:table-cell table:number-columns-repeated="1011"/>
        </table:table-row>
        <table:table-row table:style-name="ro3">
          <table:table-cell table:number-columns-repeated="2"/>
          <table:table-cell table:style-name="ce27" office:value-type="string" calcext:value-type="string">
            <text:p>Desde: </text:p>
          </table:table-cell>
          <table:table-cell table:style-name="ce28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1"/>
          <table:table-cell table:style-name="ce27" office:value-type="string" calcext:value-type="string">
            <text:p>Hasta: </text:p>
          </table:table-cell>
          <table:table-cell table:style-name="ce28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33"/>
          <table:table-cell table:number-columns-repeated="1016"/>
        </table:table-row>
        <table:table-row table:style-name="ro4">
          <table:table-cell table:number-columns-repeated="3"/>
          <table:table-cell table:style-name="ce29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if%20test=%22data['form']['type']!='market'%22" xlink:type="simple">if &lt;&gt; market</text:a></text:p>
          </table:table-cell>
          <table:table-cell table:number-columns-repeated="2"/>
          <table:table-cell table:style-name="ce29"/>
          <table:table-cell table:style-name="ce5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/>
          <table:covered-table-cell table:style-name="ce30"/>
          <table:covered-table-cell table:style-name="ce5"/>
          <table:covered-table-cell table:style-name="ce32"/>
          <table:covered-table-cell table:number-columns-repeated="2"/>
          <table:table-cell table:number-columns-repeated="1016"/>
        </table:table-row>
        <table:table-row table:style-name="ro5">
          <table:table-cell table:style-name="ce5" office:value-type="string" calcext:value-type="string">
            <text:p>MERCADO:</text:p>
          </table:table-cell>
          <table:table-cell table:style-name="ce18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5"/>
          <table:covered-table-cell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1" table:number-rows-spanned="2">
            <text:p>Cliente</text:p>
          </table:table-cell>
          <table:table-cell table:style-name="ce6" office:value-type="string" calcext:value-type="string" table:number-columns-spanned="1" table:number-rows-spanned="2">
            <text:p>Saldo Inicial Por Cobrar (Bs)</text:p>
          </table:table-cell>
          <table:table-cell table:style-name="ce6" office:value-type="string" calcext:value-type="string" table:number-columns-spanned="1" table:number-rows-spanned="2">
            <text:p>Ventas del Periodo (Bs)</text:p>
          </table:table-cell>
          <table:table-cell table:style-name="ce6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Cobros Realizados (Bs)</text:p>
          </table:table-cell>
          <table:table-cell table:style-name="ce6" office:value-type="string" calcext:value-type="string" table:number-columns-spanned="1" table:number-rows-spanned="2">
            <text:p>% Cobros/Deuda</text:p>
          </table:table-cell>
          <table:table-cell table:style-name="ce6" office:value-type="string" calcext:value-type="string" table:number-columns-spanned="1" table:number-rows-spanned="2">
            <text:p>Descuentos en Cobranza (Bs)</text:p>
          </table:table-cell>
          <table:table-cell table:style-name="ce6" office:value-type="string" calcext:value-type="string" table:number-columns-spanned="1" table:number-rows-spanned="2">
            <text:p>Saldo a Cobrar (Bs)</text:p>
          </table:table-cell>
          <table:table-cell table:style-name="ce6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7">
          <table:covered-table-cell table:number-columns-repeated="3" table:style-name="ce6"/>
          <table:table-cell table:style-name="ce6" office:value-type="string" calcext:value-type="string">
            <text:p>Por Merma</text:p>
          </table:table-cell>
          <table:table-cell table:style-name="ce6" office:value-type="string" calcext:value-type="string">
            <text:p>% Merma/Ventas</text:p>
          </table:table-cell>
          <table:table-cell table:style-name="ce6" office:value-type="string" calcext:value-type="string">
            <text:p>Por Dif. Precio</text:p>
          </table:table-cell>
          <table:table-cell table:style-name="ce6" office:value-type="string" calcext:value-type="string">
            <text:p>% Dif. Precio/Ventas</text:p>
          </table:table-cell>
          <table:covered-table-cell table:number-columns-repeated="5" table:style-name="ce6"/>
          <table:table-cell table:number-columns-repeated="1012"/>
        </table:table-row>
        <table:table-row table:style-name="ro5"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client(data['form'],market)%22" xlink:type="simple">get client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5">
          <table:table-cell table:style-name="ce8" office:value-type="string" calcext:value-type="string">
            <text:p><text:a xlink:href="python://client['name']%20or%20''" xlink:type="simple">name</text:a></text:p>
          </table:table-cell>
          <table:table-cell table:style-name="ce22" office:value-type="string" calcext:value-type="string">
            <text:p><text:a xlink:href="python://client['opening']%20or%200" xlink:type="simple">opening</text:a></text:p>
          </table:table-cell>
          <table:table-cell table:style-name="ce22" office:value-type="string" calcext:value-type="string">
            <text:p><text:a xlink:href="python://client['sale_amount']%20or%200" xlink:type="simple">sale</text:a></text:p>
          </table:table-cell>
          <table:table-cell table:style-name="ce22" office:value-type="string" calcext:value-type="string">
            <text:p><text:a xlink:href="python://client['percent_amount']%20or%200" xlink:type="simple">percent_amount</text:a></text:p>
          </table:table-cell>
          <table:table-cell table:style-name="ce22" office:value-type="string" calcext:value-type="string">
            <text:p><text:a xlink:href="python://client['percent']%20or%200" xlink:type="simple">percent</text:a></text:p>
          </table:table-cell>
          <table:table-cell table:style-name="ce22" office:value-type="string" calcext:value-type="string">
            <text:p><text:a xlink:href="python://client['kg_amount']%20or%200" xlink:type="simple">kg_amount</text:a></text:p>
          </table:table-cell>
          <table:table-cell table:style-name="ce22" office:value-type="string" calcext:value-type="string">
            <text:p><text:a xlink:href="python://client['kg_percent']%20or%200" xlink:type="simple">kg_percent</text:a></text:p>
          </table:table-cell>
          <table:table-cell table:style-name="ce22" office:value-type="string" calcext:value-type="string">
            <text:p><text:a xlink:href="python://client['payment']%20or%200" xlink:type="simple">payment</text:a></text:p>
          </table:table-cell>
          <table:table-cell table:style-name="ce22" office:value-type="string" calcext:value-type="string">
            <text:p><text:a xlink:href="python://client['percent_payment']%20or%200" xlink:type="simple">percent_payment</text:a></text:p>
          </table:table-cell>
          <table:table-cell table:style-name="ce22" office:value-type="string" calcext:value-type="string">
            <text:p><text:a xlink:href="python://client['diff']%20or%200" xlink:type="simple">diff</text:a></text:p>
          </table:table-cell>
          <table:table-cell table:style-name="ce22" office:value-type="string" calcext:value-type="string">
            <text:p><text:a xlink:href="python://client['ending']%20or%200" xlink:type="simple">endingf</text:a></text:p>
          </table:table-cell>
          <table:table-cell table:style-name="ce22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prod%20in%20get_client_product(data['form'],client)%22" xlink:type="simple">get prod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prod['name']%20or%20''" xlink:type="simple">name</text:a></text:p>
          </table:table-cell>
          <table:table-cell table:style-name="ce23"/>
          <table:table-cell table:style-name="ce23" office:value-type="string" calcext:value-type="string">
            <text:p><text:a xlink:href="python://prod['sale_amount']%20or%200" xlink:type="simple">sale</text:a></text:p>
          </table:table-cell>
          <table:table-cell table:style-name="ce23" office:value-type="string" calcext:value-type="string">
            <text:p><text:a xlink:href="python://prod['percent_amount']%20or%200" xlink:type="simple">percent_amount</text:a></text:p>
          </table:table-cell>
          <table:table-cell table:style-name="ce23" office:value-type="string" calcext:value-type="string">
            <text:p><text:a xlink:href="python://prod['percent']%20or%200" xlink:type="simple">percent</text:a></text:p>
          </table:table-cell>
          <table:table-cell table:style-name="ce23" office:value-type="string" calcext:value-type="string">
            <text:p><text:a xlink:href="python://prod['kg_amount']%20or%200" xlink:type="simple">kg_amount</text:a></text:p>
          </table:table-cell>
          <table:table-cell table:style-name="ce23" office:value-type="string" calcext:value-type="string">
            <text:p><text:a xlink:href="python://prod['kg_percent']%20or%200" xlink:type="simple">kg_percent</text:a></text:p>
          </table:table-cell>
          <table:table-cell table:style-name="ce23" table:number-columns-repeated="5"/>
          <table:table-cell table:style-name="ce36" table:number-columns-repeated="1011"/>
          <table:table-cell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4"/>
          <table:table-cell table:style-name="ce22" table:number-columns-repeated="10"/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1" table:number-columns-repeated="11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8">
          <table:table-cell table:style-name="ce11" office:value-type="string" calcext:value-type="string">
            <text:p>TOTALES</text:p>
          </table:table-cell>
          <table:table-cell table:style-name="ce25" office:value-type="string" calcext:value-type="string">
            <text:p><text:a xlink:href="python://client['opening']%20or%200" xlink:type="simple">opening</text:a></text:p>
          </table:table-cell>
          <table:table-cell table:style-name="ce25" office:value-type="string" calcext:value-type="string">
            <text:p><text:a xlink:href="python://client['sale_amount']%20or%200" xlink:type="simple">sale</text:a></text:p>
          </table:table-cell>
          <table:table-cell table:style-name="ce25" office:value-type="string" calcext:value-type="string">
            <text:p><text:a xlink:href="python://client['percent_amount']%20or%200" xlink:type="simple">percent_amount</text:a></text:p>
          </table:table-cell>
          <table:table-cell table:style-name="ce25"/>
          <table:table-cell table:style-name="ce25" office:value-type="string" calcext:value-type="string">
            <text:p><text:a xlink:href="python://client['kg_amount']%20or%200" xlink:type="simple">kg_amount</text:a></text:p>
          </table:table-cell>
          <table:table-cell table:style-name="ce25"/>
          <table:table-cell table:style-name="ce25" office:value-type="string" calcext:value-type="string">
            <text:p><text:a xlink:href="python://client['payment']%20or%200" xlink:type="simple">payment</text:a></text:p>
          </table:table-cell>
          <table:table-cell table:style-name="ce25"/>
          <table:table-cell table:style-name="ce25" office:value-type="string" calcext:value-type="string">
            <text:p><text:a xlink:href="python://client['diff']%20or%200" xlink:type="simple">diff</text:a></text:p>
          </table:table-cell>
          <table:table-cell table:style-name="ce25" office:value-type="string" calcext:value-type="string">
            <text:p><text:a xlink:href="python://client['ending']%20or%200" xlink:type="simple">endingf</text:a></text:p>
          </table:table-cell>
          <table:table-cell table:style-name="ce34" office:value-type="string" calcext:value-type="string">
            <text:p><text:a xlink:href="python://client['percent_ending']%20or%200" xlink:type="simple">percent_endingf</text:a></text:p>
          </table:table-cell>
          <table:table-cell table:style-name="ce37" table:number-columns-repeated="1011"/>
          <table:table-cell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<text:a xlink:href="python://if%20test=%22data['form']['type']=='market'%22" xlink:type="simple">if == market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1" table:number-rows-spanned="2">
            <text:p>Mercados</text:p>
          </table:table-cell>
          <table:table-cell table:style-name="ce6" office:value-type="string" calcext:value-type="string" table:number-columns-spanned="1" table:number-rows-spanned="2">
            <text:p>Saldo Inicial Por Cobrar (Bs)</text:p>
          </table:table-cell>
          <table:table-cell table:style-name="ce6" office:value-type="string" calcext:value-type="string" table:number-columns-spanned="1" table:number-rows-spanned="2">
            <text:p>Ventas del Periodo (Bs)</text:p>
          </table:table-cell>
          <table:table-cell table:style-name="ce6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Cobros Realizados (Bs)</text:p>
          </table:table-cell>
          <table:table-cell table:style-name="ce6" office:value-type="string" calcext:value-type="string" table:number-columns-spanned="1" table:number-rows-spanned="2">
            <text:p>% Cobros/Deuda</text:p>
          </table:table-cell>
          <table:table-cell table:style-name="ce6" office:value-type="string" calcext:value-type="string" table:number-columns-spanned="1" table:number-rows-spanned="2">
            <text:p>Descuentos en Cobranza (Bs)</text:p>
          </table:table-cell>
          <table:table-cell table:style-name="ce6" office:value-type="string" calcext:value-type="string" table:number-columns-spanned="1" table:number-rows-spanned="2">
            <text:p>Saldo a Cobrar (Bs)</text:p>
          </table:table-cell>
          <table:table-cell table:style-name="ce6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7">
          <table:covered-table-cell table:number-columns-repeated="3" table:style-name="ce6"/>
          <table:table-cell table:style-name="ce6" office:value-type="string" calcext:value-type="string">
            <text:p>Por Merma</text:p>
          </table:table-cell>
          <table:table-cell table:style-name="ce6" office:value-type="string" calcext:value-type="string">
            <text:p>% Merma/Ventas</text:p>
          </table:table-cell>
          <table:table-cell table:style-name="ce6" office:value-type="string" calcext:value-type="string">
            <text:p>Por Dif. Precio</text:p>
          </table:table-cell>
          <table:table-cell table:style-name="ce6" office:value-type="string" calcext:value-type="string">
            <text:p>% Dif. Precio/Ventas</text:p>
          </table:table-cell>
          <table:covered-table-cell table:number-columns-repeated="5" table:style-name="ce6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3">
          <table:table-cell table:style-name="ce15" office:value-type="string" calcext:value-type="string">
            <text:p><text:a xlink:href="python://market['name']%20or%20''" xlink:type="simple">market</text:a></text:p>
          </table:table-cell>
          <table:table-cell table:style-name="ce26" office:value-type="string" calcext:value-type="string">
            <text:p><text:a xlink:href="python://client['opening']%20or%200" xlink:type="simple">opening</text:a></text:p>
          </table:table-cell>
          <table:table-cell table:style-name="ce26" office:value-type="string" calcext:value-type="string">
            <text:p><text:a xlink:href="python://client['sale_amount']%20or%200" xlink:type="simple">sale</text:a></text:p>
          </table:table-cell>
          <table:table-cell table:style-name="ce26" office:value-type="string" calcext:value-type="string">
            <text:p><text:a xlink:href="python://client['percent_amount']%20or%200" xlink:type="simple">percent_amount</text:a></text:p>
          </table:table-cell>
          <table:table-cell table:style-name="ce22" office:value-type="string" calcext:value-type="string">
            <text:p><text:a xlink:href="python://client['percent']%20or%200" xlink:type="simple">percent</text:a></text:p>
          </table:table-cell>
          <table:table-cell table:style-name="ce26" office:value-type="string" calcext:value-type="string">
            <text:p><text:a xlink:href="python://client['kg_amount']%20or%200" xlink:type="simple">kg_amount</text:a></text:p>
          </table:table-cell>
          <table:table-cell table:style-name="ce22" office:value-type="string" calcext:value-type="string">
            <text:p><text:a xlink:href="python://client['kg_percent']%20or%200" xlink:type="simple">kg_percent</text:a></text:p>
          </table:table-cell>
          <table:table-cell table:style-name="ce26" office:value-type="string" calcext:value-type="string">
            <text:p><text:a xlink:href="python://client['payment']%20or%200" xlink:type="simple">payment</text:a></text:p>
          </table:table-cell>
          <table:table-cell table:style-name="ce22" office:value-type="string" calcext:value-type="string">
            <text:p><text:a xlink:href="python://client['percent_payment']%20or%200" xlink:type="simple">percent_payment</text:a></text:p>
          </table:table-cell>
          <table:table-cell table:style-name="ce26" office:value-type="string" calcext:value-type="string">
            <text:p><text:a xlink:href="python://client['diff']%20or%200" xlink:type="simple">diff</text:a></text:p>
          </table:table-cell>
          <table:table-cell table:style-name="ce26" office:value-type="string" calcext:value-type="string">
            <text:p><text:a xlink:href="python://client['ending']%20or%200" xlink:type="simple">endingf</text:a></text:p>
          </table:table-cell>
          <table:table-cell table:style-name="ce35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 each=&quot;client in get_total_all(data['form'])&quot;" xlink:type="simple">get total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3">
          <table:table-cell table:style-name="ce11" office:value-type="string" calcext:value-type="string">
            <text:p>TOTALES</text:p>
          </table:table-cell>
          <table:table-cell table:style-name="ce25" office:value-type="string" calcext:value-type="string">
            <text:p><text:a xlink:href="python://client['opening']%20or%200" xlink:type="simple">opening</text:a></text:p>
          </table:table-cell>
          <table:table-cell table:style-name="ce25" office:value-type="string" calcext:value-type="string">
            <text:p><text:a xlink:href="python://client['sale_amount']%20or%200" xlink:type="simple">sale</text:a></text:p>
          </table:table-cell>
          <table:table-cell table:style-name="ce25" office:value-type="string" calcext:value-type="string">
            <text:p><text:a xlink:href="python://client['percent_amount']%20or%200" xlink:type="simple">percent_amount</text:a></text:p>
          </table:table-cell>
          <table:table-cell table:style-name="ce25"/>
          <table:table-cell table:style-name="ce25" office:value-type="string" calcext:value-type="string">
            <text:p><text:a xlink:href="python://client['kg_amount']%20or%200" xlink:type="simple">kg_amount</text:a></text:p>
          </table:table-cell>
          <table:table-cell table:style-name="ce25"/>
          <table:table-cell table:style-name="ce25" office:value-type="string" calcext:value-type="string">
            <text:p><text:a xlink:href="python://client['payment']%20or%200" xlink:type="simple">payment</text:a></text:p>
          </table:table-cell>
          <table:table-cell table:style-name="ce25"/>
          <table:table-cell table:style-name="ce25" office:value-type="string" calcext:value-type="string">
            <text:p><text:a xlink:href="python://client['diff']%20or%200" xlink:type="simple">diff</text:a></text:p>
          </table:table-cell>
          <table:table-cell table:style-name="ce25" office:value-type="string" calcext:value-type="string">
            <text:p><text:a xlink:href="python://client['ending']%20or%200" xlink:type="simple">endingf</text:a></text:p>
          </table:table-cell>
          <table:table-cell table:style-name="ce34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A23:Hoja1.A23">
            <calcext:condition calcext:apply-style-name="bold" calcext:value="=&quot; Total&quot;" calcext:base-cell-address="Hoja1.A23"/>
          </calcext:conditional-format>
          <calcext:conditional-format calcext:target-range-address="Hoja1.A36:Hoja1.A36">
            <calcext:condition calcext:apply-style-name="bold" calcext:value="=&quot; Total&quot;" calcext:base-cell-address="Hoja1.A36"/>
          </calcext:conditional-format>
          <calcext:conditional-format calcext:target-range-address="Hoja1.A5:Hoja1.A5">
            <calcext:condition calcext:apply-style-name="bold" calcext:value="=&quot; Total&quot;" calcext:base-cell-address="Hoja1.A5"/>
          </calcext:conditional-format>
          <calcext:conditional-format calcext:target-range-address="Hoja1.A24:Hoja1.A24">
            <calcext:condition calcext:apply-style-name="bold" calcext:value="=&quot; Total&quot;" calcext:base-cell-address="Hoja1.A24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7" table:number-columns-repeated="10" table:default-cell-style-name="Default"/>
        <table:table-row table:style-name="ro4">
          <table:table-cell table:style-name="ce19" office:value-type="string" calcext:value-type="string" table:number-columns-spanned="10" table:number-rows-spanned="22">
            <text:p>Hello Amy,</text:p>
            <text:p> </text:p>
            <text:p>Here I have another report we need for accounts receivables.</text:p>
            <text:p> </text:p>
            <text:p>Need to be in Accounting&gt;Clients and the menu name will be "Reporte Cuentas x Cobrar"</text:p>
            <text:p> </text:p>
            <text:p>Have attached the model in excel.</text:p>
            <text:p> </text:p>
            <text:p>There will be the following filters:</text:p>
            <text:p> </text:p>
            <text:p>1. Dates, a beginning and end.</text:p>
            <text:p>2. Will be by specific market listing all the clients</text:p>
            <text:p>3. And/or same as above and listing the products per client.</text:p>
            <text:p>4. Or, consolidated showing all markets without listing the clients.</text:p>
            <text:p> </text:p>
            <text:p>So, in the parameters window, would have "Desde" (From), "Hasta" (to), "Mercado" (Market) and a drop down option "Mostrar" (Show) to select by client only (Solo Clientes) or by products (Con Productos) which in this case would show by client and by products sold.</text:p>
            <text:p> </text:p>
            <text:p>Let me know if you have any questions!</text:p>
          </table:table-cell>
          <table:covered-table-cell table:number-columns-repeated="9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size="13pt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13.49pt" fo:margin-bottom="20.41pt" fo:margin-left="7.94pt" fo:margin-right="11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20:52:55.459589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3-03T20:43:35</meta:creation-date>
    <dc:date>2015-11-23T21:45:29.926735261</dc:date>
    <meta:generator>LibreOffice/4.4.2.2$Linux_X86_64 LibreOffice_project/40m0$Build-2</meta:generator>
    <meta:editing-duration>PT3H37M53S</meta:editing-duration>
    <meta:editing-cycles>61</meta:editing-cycles>
    <meta:document-statistic meta:table-count="2" meta:cell-count="1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